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5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Default" office:value-type="string">
            <text:p>Time Logged</text:p>
          </table:table-cell>
          <table:table-cell table:number-columns-repeated="2"/>
        </table:table-row>
        <table:table-row table:style-name="ro1">
          <table:table-cell office:value-type="string">
            <text:p>James</text:p>
          </table:table-cell>
          <table:table-cell office:value-type="time" office:time-value="PT52H00M00S">
            <text:p>52:00:00</text:p>
          </table:table-cell>
          <table:table-cell table:number-columns-repeated="2"/>
        </table:table-row>
        <table:table-row table:style-name="ro1">
          <table:table-cell office:value-type="string">
            <text:p>Dillon</text:p>
          </table:table-cell>
          <table:table-cell office:value-type="time" office:time-value="PT56H15M00S">
            <text:p>56:15:00</text:p>
          </table:table-cell>
          <table:table-cell table:number-columns-repeated="2"/>
        </table:table-row>
        <table:table-row table:style-name="ro1">
          <table:table-cell office:value-type="string">
            <text:p>Jostein</text:p>
          </table:table-cell>
          <table:table-cell office:value-type="time" office:time-value="PT59H00M00S">
            <text:p>59:00:00</text:p>
          </table:table-cell>
          <table:table-cell table:number-columns-repeated="2"/>
        </table:table-row>
        <table:table-row table:style-name="ro1">
          <table:table-cell office:value-type="string">
            <text:p>Ben</text:p>
          </table:table-cell>
          <table:table-cell office:value-type="time" office:time-value="PT66H30M00S">
            <text:p>66:30:00</text:p>
          </table:table-cell>
          <table:table-cell table:number-columns-repeated="2"/>
        </table:table-row>
        <table:table-row table:style-name="ro1">
          <table:table-cell office:value-type="string">
            <text:p>Chris</text:p>
          </table:table-cell>
          <table:table-cell office:value-type="time" office:time-value="PT77H10M00S">
            <text:p>77:10:00</text:p>
          </table:table-cell>
          <table:table-cell table:number-columns-repeated="2"/>
        </table:table-row>
        <table:table-row table:style-name="ro1">
          <table:table-cell office:value-type="string">
            <text:p>Luke</text:p>
          </table:table-cell>
          <table:table-cell office:value-type="time" office:time-value="PT51H10M00S">
            <text:p>51:10:00</text:p>
          </table:table-cell>
          <table:table-cell table:number-columns-repeated="2"/>
        </table:table-row>
        <table:table-row table:style-name="ro1">
          <table:table-cell office:value-type="string">
            <text:p>Doug</text:p>
          </table:table-cell>
          <table:table-cell office:value-type="time" office:time-value="PT55H00M00S">
            <text:p>55:00:00</text:p>
          </table:table-cell>
          <table:table-cell table:number-columns-repeated="2"/>
        </table:table-row>
        <table:table-row table:style-name="ro1">
          <table:table-cell office:value-type="string">
            <text:p>Ashley</text:p>
          </table:table-cell>
          <table:table-cell office:value-type="time" office:time-value="PT51H00M00S">
            <text:p>51:00: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table:style-name="Default"/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17/02/2014</text:date>, <text:time>20:5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7T17:54:45.28</meta:creation-date>
    <dc:date>2014-02-17T20:54:55.72</dc:date>
    <meta:editing-duration>P1DT9H4M28S</meta:editing-duration>
    <meta:editing-cycles>14</meta:editing-cycles>
    <meta:generator>OpenOffice.org/3.4.1$Win32 OpenOffice.org_project/341m1$Build-9593</meta:generator>
    <meta:document-statistic meta:table-count="3" meta:cell-count="17" meta:object-count="0"/>
  </office:meta>
</office:document-meta>
</file>